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3772in" svg:y="4.5933in">
            <draw:object draw:notify-on-update-of-ranges="Sheet1.D17:Sheet1.D17 Sheet1.D18:Sheet1.D24 Sheet1.E17:Sheet1.E17 Sheet1.E18:Sheet1.E24 Sheet1.N17:Sheet1.N17 Sheet1.N18:Sheet1.N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2">
          <table:table-cell table:number-columns-repeated="21"/>
        </table:table-row>
        <table:table-row table:style-name="ro1">
          <table:table-cell table:number-columns-repeated="21"/>
        </table:table-row>
        <table:table-row table:style-name="ro2" table:number-rows-repeated="8">
          <table:table-cell table:number-columns-repeated="21"/>
        </table:table-row>
        <table:table-row table:style-name="ro2">
          <table:table-cell table:number-columns-repeated="3"/>
          <table:table-cell office:value-type="string">
            <text:p>binary:</text:p>
          </table:table-cell>
          <table:table-cell table:number-columns-repeated="17"/>
        </table:table-row>
        <table:table-row table:style-name="ro3">
          <table:table-cell table:number-columns-repeated="12"/>
          <table:table-cell office:value-type="string">
            <text:p>fibonacci:</text:p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3">
          <table:table-cell table:number-columns-repeated="3"/>
          <table:table-cell office:value-type="string">
            <text:p>size (N)</text:p>
          </table:table-cell>
          <table:table-cell office:value-type="string">
            <text:p>avg insert binary</text:p>
          </table:table-cell>
          <table:table-cell office:value-type="string">
            <text:p>avg decrease</text:p>
          </table:table-cell>
          <table:table-cell office:value-type="string">
            <text:p>avg delete</text:p>
          </table:table-cell>
          <table:table-cell office:value-type="string">
            <text:p>log_2(N!)</text:p>
          </table:table-cell>
          <table:table-cell office:value-type="string">
            <text:p>N log_2(N)</text:p>
          </table:table-cell>
          <table:table-cell/>
          <table:table-cell office:value-type="string">
            <text:p>Insert / delete</text:p>
          </table:table-cell>
          <table:table-cell/>
          <table:table-cell office:value-type="string">
            <text:p>size (N)</text:p>
          </table:table-cell>
          <table:table-cell office:value-type="string">
            <text:p>avg insert fibonacci</text:p>
          </table:table-cell>
          <table:table-cell office:value-type="string">
            <text:p>avg decrease</text:p>
          </table:table-cell>
          <table:table-cell office:value-type="string">
            <text:p>avg delete</text:p>
          </table:table-cell>
          <table:table-cell office:value-type="string">
            <text:p>avg insert/N</text:p>
          </table:table-cell>
          <table:table-cell office:value-type="string">
            <text:p>N</text:p>
          </table:table-cell>
          <table:table-cell office:value-type="string">
            <text:p>avg decrease/N</text:p>
          </table:table-cell>
          <table:table-cell office:value-type="string">
            <text:p>log_2(N!)</text:p>
          </table:table-cell>
          <table:table-cell office:value-type="string">
            <text:p>N(N-1)/2</text:p>
          </table:table-cell>
        </table:table-row>
        <table:table-row table:style-name="ro2">
          <table:table-cell table:number-columns-repeated="3"/>
          <table:table-cell office:value-type="float" office:value="10">
            <text:p>10</text:p>
          </table:table-cell>
          <table:table-cell office:value-type="float" office:value="0.00000164872">
            <text:p>1.64872E-006</text:p>
          </table:table-cell>
          <table:table-cell office:value-type="float" office:value="0.0000007506">
            <text:p>7.506E-007</text:p>
          </table:table-cell>
          <table:table-cell office:value-type="float" office:value="0.00000184858">
            <text:p>1.84858E-006</text:p>
          </table:table-cell>
          <table:table-cell office:value-type="float" office:value="19.9315685693242">
            <text:p>19.9315685693</text:p>
          </table:table-cell>
          <table:table-cell office:value-type="float" office:value="33.2192809488736">
            <text:p>33.2192809489</text:p>
          </table:table-cell>
          <table:table-cell/>
          <table:table-cell office:value-type="float" office:value="0.89188458167891">
            <text:p>0.8918845817</text:p>
          </table:table-cell>
          <table:table-cell/>
          <table:table-cell office:value-type="float" office:value="10">
            <text:p>10</text:p>
          </table:table-cell>
          <table:table-cell office:value-type="float" office:value="0.00000059716">
            <text:p>5.9716E-007</text:p>
          </table:table-cell>
          <table:table-cell office:value-type="float" office:value="0.00000054924">
            <text:p>5.4924E-007</text:p>
          </table:table-cell>
          <table:table-cell office:value-type="float" office:value="0.00000198136">
            <text:p>1.98136E-006</text:p>
          </table:table-cell>
          <table:table-cell office:value-type="float" office:value="0.000000059716">
            <text:p>5.9716E-008</text:p>
          </table:table-cell>
          <table:table-cell office:value-type="float" office:value="10">
            <text:p>10</text:p>
          </table:table-cell>
          <table:table-cell office:value-type="float" office:value="0.000000054924">
            <text:p>5.4924E-008</text:p>
          </table:table-cell>
          <table:table-cell office:value-type="float" office:value="19.9315685693242">
            <text:p>19.9315685693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3"/>
          <table:table-cell office:value-type="float" office:value="100">
            <text:p>100</text:p>
          </table:table-cell>
          <table:table-cell office:value-type="float" office:value="0.0000236912916666667">
            <text:p>2.36912916666667E-005</text:p>
          </table:table-cell>
          <table:table-cell office:value-type="float" office:value="0.000010843">
            <text:p>0.000010843</text:p>
          </table:table-cell>
          <table:table-cell office:value-type="float" office:value="0.000023476">
            <text:p>0.000023476</text:p>
          </table:table-cell>
          <table:table-cell office:value-type="float" office:value="521.542710897316">
            <text:p>521.5427108973</text:p>
          </table:table-cell>
          <table:table-cell office:value-type="float" office:value="664.385618977473">
            <text:p>664.3856189775</text:p>
          </table:table-cell>
          <table:table-cell/>
          <table:table-cell office:value-type="float" office:value="1.00917071335265">
            <text:p>1.0091707134</text:p>
          </table:table-cell>
          <table:table-cell/>
          <table:table-cell office:value-type="float" office:value="100">
            <text:p>100</text:p>
          </table:table-cell>
          <table:table-cell office:value-type="float" office:value="0.00000342375510204082">
            <text:p>3.42375510204082E-006</text:p>
          </table:table-cell>
          <table:table-cell office:value-type="float" office:value="0.0000035894693877551">
            <text:p>3.5894693877551E-006</text:p>
          </table:table-cell>
          <table:table-cell office:value-type="float" office:value="0.0000252369166666667">
            <text:p>2.52369166666667E-005</text:p>
          </table:table-cell>
          <table:table-cell office:value-type="float" office:value="0.0000000342375510204082">
            <text:p>3.42375510204082E-008</text:p>
          </table:table-cell>
          <table:table-cell office:value-type="float" office:value="100">
            <text:p>100</text:p>
          </table:table-cell>
          <table:table-cell office:value-type="float" office:value="0.000000035894693877551">
            <text:p>3.5894693877551E-008</text:p>
          </table:table-cell>
          <table:table-cell office:value-type="float" office:value="521.542710897316">
            <text:p>521.5427108973</text:p>
          </table:table-cell>
          <table:table-cell office:value-type="float" office:value="4950">
            <text:p>4950</text:p>
          </table:table-cell>
        </table:table-row>
        <table:table-row table:style-name="ro2">
          <table:table-cell table:number-columns-repeated="3"/>
          <table:table-cell office:value-type="float" office:value="1000">
            <text:p>1000</text:p>
          </table:table-cell>
          <table:table-cell office:value-type="float" office:value="0.000260326632653061">
            <text:p>0.0002603266</text:p>
          </table:table-cell>
          <table:table-cell office:value-type="float" office:value="0.000140909791666667">
            <text:p>0.0001409098</text:p>
          </table:table-cell>
          <table:table-cell office:value-type="float" office:value="0.000288701489795918">
            <text:p>0.0002887015</text:p>
          </table:table-cell>
          <table:table-cell office:value-type="float" office:value="8504.13592291165">
            <text:p>8504.1359229117</text:p>
          </table:table-cell>
          <table:table-cell office:value-type="float" office:value="9965.78428466209">
            <text:p>9965.7842846621</text:p>
          </table:table-cell>
          <table:table-cell/>
          <table:table-cell office:value-type="float" office:value="0.901715584623706">
            <text:p>0.9017155846</text:p>
          </table:table-cell>
          <table:table-cell/>
          <table:table-cell office:value-type="float" office:value="1000">
            <text:p>1000</text:p>
          </table:table-cell>
          <table:table-cell office:value-type="float" office:value="0.0000421510833333333">
            <text:p>4.21510833333333E-005</text:p>
          </table:table-cell>
          <table:table-cell office:value-type="float" office:value="0.0000324480612244898">
            <text:p>3.24480612244898E-005</text:p>
          </table:table-cell>
          <table:table-cell office:value-type="float" office:value="0.00025408964">
            <text:p>0.0002540896</text:p>
          </table:table-cell>
          <table:table-cell office:value-type="float" office:value="0.0000000421510833333333">
            <text:p>4.21510833333333E-008</text:p>
          </table:table-cell>
          <table:table-cell office:value-type="float" office:value="1000">
            <text:p>1000</text:p>
          </table:table-cell>
          <table:table-cell office:value-type="float" office:value="0.0000000324480612244898">
            <text:p>3.24480612244898E-008</text:p>
          </table:table-cell>
          <table:table-cell office:value-type="float" office:value="8504.13592291165">
            <text:p>8504.1359229117</text:p>
          </table:table-cell>
          <table:table-cell office:value-type="float" office:value="499500">
            <text:p>499500</text:p>
          </table:table-cell>
        </table:table-row>
        <table:table-row table:style-name="ro2">
          <table:table-cell table:number-columns-repeated="3"/>
          <table:table-cell office:value-type="float" office:value="10000">
            <text:p>10000</text:p>
          </table:table-cell>
          <table:table-cell office:value-type="float" office:value="0.0034728156">
            <text:p>0.0034728156</text:p>
          </table:table-cell>
          <table:table-cell office:value-type="float" office:value="0.00180597824">
            <text:p>0.0018059782</text:p>
          </table:table-cell>
          <table:table-cell office:value-type="float" office:value="0.0034556228">
            <text:p>0.0034556228</text:p>
          </table:table-cell>
          <table:table-cell office:value-type="float" office:value="118260.64017799">
            <text:p>118260.64017799</text:p>
          </table:table-cell>
          <table:table-cell office:value-type="float" office:value="132877.123795495">
            <text:p>132877.123795495</text:p>
          </table:table-cell>
          <table:table-cell/>
          <table:table-cell office:value-type="float" office:value="1.00497531154153">
            <text:p>1.004975311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0.00055876272">
            <text:p>0.0005587627</text:p>
          </table:table-cell>
          <table:table-cell office:value-type="float" office:value="0.000319543775510204">
            <text:p>0.0003195438</text:p>
          </table:table-cell>
          <table:table-cell office:value-type="float" office:value="0.0038288108">
            <text:p>0.0038288108</text:p>
          </table:table-cell>
          <table:table-cell office:value-type="float" office:value="0.000000055876272">
            <text:p>5.5876272E-008</text:p>
          </table:table-cell>
          <table:table-cell office:value-type="float" office:value="10000">
            <text:p>10000</text:p>
          </table:table-cell>
          <table:table-cell office:value-type="float" office:value="0.0000000319543775510204">
            <text:p>0.000000032</text:p>
          </table:table-cell>
          <table:table-cell office:value-type="float" office:value="118260.64017799">
            <text:p>118260.64017799</text:p>
          </table:table-cell>
          <table:table-cell office:value-type="float" office:value="49995000">
            <text:p>49995000</text:p>
          </table:table-cell>
        </table:table-row>
        <table:table-row table:style-name="ro2">
          <table:table-cell table:number-columns-repeated="3"/>
          <table:table-cell office:value-type="float" office:value="100000">
            <text:p>100000</text:p>
          </table:table-cell>
          <table:table-cell office:value-type="float" office:value="0.041341078">
            <text:p>0.041341078</text:p>
          </table:table-cell>
          <table:table-cell office:value-type="float" office:value="0.024202486">
            <text:p>0.024202486</text:p>
          </table:table-cell>
          <table:table-cell office:value-type="float" office:value="0.040986838">
            <text:p>0.040986838</text:p>
          </table:table-cell>
          <table:table-cell office:value-type="float" office:value="1516460.17531608">
            <text:p>1516460.17531608</text:p>
          </table:table-cell>
          <table:table-cell office:value-type="float" office:value="1660964.04744368">
            <text:p>1660964.04744368</text:p>
          </table:table-cell>
          <table:table-cell/>
          <table:table-cell office:value-type="float" office:value="1.00864277454143">
            <text:p>1.0086427745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0.0056683772">
            <text:p>0.0056683772</text:p>
          </table:table-cell>
          <table:table-cell office:value-type="float" office:value="0.0034138938">
            <text:p>0.0034138938</text:p>
          </table:table-cell>
          <table:table-cell office:value-type="float" office:value="0.040432284">
            <text:p>0.040432284</text:p>
          </table:table-cell>
          <table:table-cell office:value-type="float" office:value="0.000000056683772">
            <text:p>5.6683772E-008</text:p>
          </table:table-cell>
          <table:table-cell office:value-type="float" office:value="100000">
            <text:p>100000</text:p>
          </table:table-cell>
          <table:table-cell office:value-type="float" office:value="0.000000034138938">
            <text:p>3.4138938E-008</text:p>
          </table:table-cell>
          <table:table-cell office:value-type="float" office:value="1516460.17531608">
            <text:p>1516460.17531608</text:p>
          </table:table-cell>
          <table:table-cell office:value-type="float" office:value="4999950000">
            <text:p>4999950000</text:p>
          </table:table-cell>
        </table:table-row>
        <table:table-row table:style-name="ro2">
          <table:table-cell table:number-columns-repeated="3"/>
          <table:table-cell office:value-type="float" office:value="1000000">
            <text:p>1000000</text:p>
          </table:table-cell>
          <table:table-cell office:value-type="float" office:value="0.4934127">
            <text:p>0.4934127</text:p>
          </table:table-cell>
          <table:table-cell office:value-type="float" office:value="0.31627952">
            <text:p>0.31627952</text:p>
          </table:table-cell>
          <table:table-cell office:value-type="float" office:value="0.48423814">
            <text:p>0.48423814</text:p>
          </table:table-cell>
          <table:table-cell office:value-type="float" office:value="18488855.1977146">
            <text:p>18488855.1977146</text:p>
          </table:table-cell>
          <table:table-cell office:value-type="float" office:value="19931568.5693242">
            <text:p>19931568.5693242</text:p>
          </table:table-cell>
          <table:table-cell/>
          <table:table-cell office:value-type="float" office:value="1.01894638039044">
            <text:p>1.0189463804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0.06100332">
            <text:p>0.06100332</text:p>
          </table:table-cell>
          <table:table-cell office:value-type="float" office:value="0.037186002">
            <text:p>0.037186002</text:p>
          </table:table-cell>
          <table:table-cell office:value-type="float" office:value="0.4319509">
            <text:p>0.4319509</text:p>
          </table:table-cell>
          <table:table-cell office:value-type="float" office:value="0.00000006100332">
            <text:p>0.000000061</text:p>
          </table:table-cell>
          <table:table-cell office:value-type="float" office:value="1000000">
            <text:p>1000000</text:p>
          </table:table-cell>
          <table:table-cell office:value-type="float" office:value="0.000000037186002">
            <text:p>3.7186002E-008</text:p>
          </table:table-cell>
          <table:table-cell office:value-type="float" office:value="18488855.1977146">
            <text:p>18488855.1977146</text:p>
          </table:table-cell>
          <table:table-cell office:value-type="float" office:value="499999500000">
            <text:p>499999500000</text:p>
          </table:table-cell>
        </table:table-row>
        <table:table-row table:style-name="ro2">
          <table:table-cell table:number-columns-repeated="3"/>
          <table:table-cell office:value-type="float" office:value="10000000">
            <text:p>10000000</text:p>
          </table:table-cell>
          <table:table-cell office:value-type="float" office:value="5.5171698">
            <text:p>5.5171698</text:p>
          </table:table-cell>
          <table:table-cell office:value-type="float" office:value="3.7487852">
            <text:p>3.7487852</text:p>
          </table:table-cell>
          <table:table-cell office:value-type="float" office:value="5.7055778">
            <text:p>5.7055778</text:p>
          </table:table-cell>
          <table:table-cell office:value-type="float" office:value="218107832.92602">
            <text:p>218107832.92602</text:p>
          </table:table-cell>
          <table:table-cell office:value-type="float" office:value="232534966.642115">
            <text:p>232534966.642115</text:p>
          </table:table-cell>
          <table:table-cell/>
          <table:table-cell office:value-type="float" office:value="0.966978278694228">
            <text:p>0.9669782787</text:p>
          </table:table-cell>
          <table:table-cell/>
          <table:table-cell office:value-type="float" office:value="10000000">
            <text:p>10000000</text:p>
          </table:table-cell>
          <table:table-cell office:value-type="float" office:value="0.60701966">
            <text:p>0.60701966</text:p>
          </table:table-cell>
          <table:table-cell office:value-type="float" office:value="0.38465912">
            <text:p>0.38465912</text:p>
          </table:table-cell>
          <table:table-cell office:value-type="float" office:value="3.7197828">
            <text:p>3.7197828</text:p>
          </table:table-cell>
          <table:table-cell office:value-type="float" office:value="0.000000060701966">
            <text:p>6.0701966E-008</text:p>
          </table:table-cell>
          <table:table-cell office:value-type="float" office:value="10000000">
            <text:p>10000000</text:p>
          </table:table-cell>
          <table:table-cell office:value-type="float" office:value="0.000000038465912">
            <text:p>3.8465912E-008</text:p>
          </table:table-cell>
          <table:table-cell office:value-type="float" office:value="218107832.92602">
            <text:p>218107832.92602</text:p>
          </table:table-cell>
          <table:table-cell office:value-type="float" office:value="49999995000000">
            <text:p>49999995000000</text:p>
          </table:table-cell>
        </table:table-row>
        <table:table-row table:style-name="ro2">
          <table:table-cell table:number-columns-repeated="18"/>
          <table:table-cell office:value-type="float" office:value="0.0000000378588549504373">
            <text:p>3.78588549504373E-008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0.971759089260412">
            <text:p>0.9717590893</text:p>
          </table:table-cell>
          <table:table-cell table:number-columns-repeated="10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11"/>
          <table:table-cell office:value-type="string">
            <text:p>insert</text:p>
          </table:table-cell>
          <table:table-cell office:value-type="string">
            <text:p>decrease</text:p>
          </table:table-cell>
          <table:table-cell office:value-type="string">
            <text:p>delete min</text:p>
          </table:table-cell>
          <table:table-cell table:number-columns-repeated="7"/>
        </table:table-row>
        <table:table-row table:style-name="ro3">
          <table:table-cell table:number-columns-repeated="11"/>
          <table:table-cell office:value-type="string">
            <text:p>Binary / fibonacci</text:p>
          </table:table-cell>
          <table:table-cell table:number-columns-repeated="9"/>
        </table:table-row>
        <table:table-row table:style-name="ro2">
          <table:table-cell table:number-columns-repeated="11"/>
          <table:table-cell table:formula="of:=[.E18]/[.N18]" office:value-type="float" office:value="2.76093509277246">
            <text:p>2.7609350928</text:p>
          </table:table-cell>
          <table:table-cell table:formula="of:=[.F18]/[.O18]" office:value-type="float" office:value="1.36661568713131">
            <text:p>1.3666156871</text:p>
          </table:table-cell>
          <table:table-cell table:formula="of:=[.G18]/[.P18]" office:value-type="float" office:value="0.932985424153107">
            <text:p>0.9329854242</text:p>
          </table:table-cell>
          <table:table-cell table:number-columns-repeated="7"/>
        </table:table-row>
        <table:table-row table:style-name="ro2">
          <table:table-cell table:number-columns-repeated="11"/>
          <table:table-cell table:formula="of:=[.E19]/[.N19]" office:value-type="float" office:value="6.91968057310667">
            <text:p>6.9196805731</text:p>
          </table:table-cell>
          <table:table-cell table:formula="of:=[.F19]/[.O19]" office:value-type="float" office:value="3.02078074185259">
            <text:p>3.0207807419</text:p>
          </table:table-cell>
          <table:table-cell table:formula="of:=[.G19]/[.P19]" office:value-type="float" office:value="0.930224571807833">
            <text:p>0.9302245718</text:p>
          </table:table-cell>
          <table:table-cell table:number-columns-repeated="7"/>
        </table:table-row>
        <table:table-row table:style-name="ro2">
          <table:table-cell table:number-columns-repeated="11"/>
          <table:table-cell table:formula="of:=[.E20]/[.N20]" office:value-type="float" office:value="6.17603658236687">
            <text:p>6.1760365824</text:p>
          </table:table-cell>
          <table:table-cell table:formula="of:=[.F20]/[.O20]" office:value-type="float" office:value="4.34262591813396">
            <text:p>4.3426259181</text:p>
          </table:table-cell>
          <table:table-cell table:formula="of:=[.G20]/[.P20]" office:value-type="float" office:value="1.13621905165405">
            <text:p>1.1362190517</text:p>
          </table:table-cell>
          <table:table-cell table:number-columns-repeated="7"/>
        </table:table-row>
        <table:table-row table:style-name="ro2">
          <table:table-cell table:number-columns-repeated="11"/>
          <table:table-cell table:formula="of:=[.E21]/[.N21]" office:value-type="float" office:value="6.2151884434953">
            <text:p>6.2151884435</text:p>
          </table:table-cell>
          <table:table-cell table:formula="of:=[.F21]/[.O21]" office:value-type="float" office:value="5.65173969393226">
            <text:p>5.6517396939</text:p>
          </table:table-cell>
          <table:table-cell table:formula="of:=[.G21]/[.P21]" office:value-type="float" office:value="0.902531616344166">
            <text:p>0.9025316163</text:p>
          </table:table-cell>
          <table:table-cell table:number-columns-repeated="7"/>
        </table:table-row>
        <table:table-row table:style-name="ro2">
          <table:table-cell table:number-columns-repeated="11"/>
          <table:table-cell table:formula="of:=[.E22]/[.N22]" office:value-type="float" office:value="7.29328281117213">
            <text:p>7.2932828112</text:p>
          </table:table-cell>
          <table:table-cell table:formula="of:=[.F22]/[.O22]" office:value-type="float" office:value="7.08940799505831">
            <text:p>7.0894079951</text:p>
          </table:table-cell>
          <table:table-cell table:formula="of:=[.G22]/[.P22]" office:value-type="float" office:value="1.01371562388115">
            <text:p>1.0137156239</text:p>
          </table:table-cell>
          <table:table-cell table:number-columns-repeated="7"/>
        </table:table-row>
        <table:table-row table:style-name="ro2">
          <table:table-cell table:number-columns-repeated="11"/>
          <table:table-cell table:formula="of:=[.E23]/[.N23]" office:value-type="float" office:value="8.08829257161741">
            <text:p>8.0882925716</text:p>
          </table:table-cell>
          <table:table-cell table:formula="of:=[.F23]/[.O23]" office:value-type="float" office:value="8.50533811082998">
            <text:p>8.5053381108</text:p>
          </table:table-cell>
          <table:table-cell table:formula="of:=[.G23]/[.P23]" office:value-type="float" office:value="1.12104903589737">
            <text:p>1.1210490359</text:p>
          </table:table-cell>
          <table:table-cell table:number-columns-repeated="7"/>
        </table:table-row>
        <table:table-row table:style-name="ro2">
          <table:table-cell table:number-columns-repeated="11"/>
          <table:table-cell table:formula="of:=[.E24]/[.N24]" office:value-type="float" office:value="9.08894746506233">
            <text:p>9.0889474651</text:p>
          </table:table-cell>
          <table:table-cell table:formula="of:=[.F24]/[.O24]" office:value-type="float" office:value="9.74573331317349">
            <text:p>9.7457333132</text:p>
          </table:table-cell>
          <table:table-cell table:formula="of:=[.G24]/[.P24]" office:value-type="float" office:value="1.53384702999326">
            <text:p>1.53384703</text:p>
          </table:table-cell>
          <table:table-cell table:number-columns-repeated="7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0" number:decimal-replacement=""/>
    </number:number-style>
    <number:number-style style:name="N120">
      <number:number number:decimal-places="6" number:min-integer-digits="0" number:decimal-replacement=""/>
      <number:text>.</number:text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d </meta:initial-creator>
    <meta:creation-date>2013-10-04T18:56:41</meta:creation-date>
    <dc:date>2013-10-05T13:22:53</dc:date>
    <dc:creator>mind </dc:creator>
    <meta:editing-duration>PT18H10M27S</meta:editing-duration>
    <meta:editing-cycles>2</meta:editing-cycles>
    <meta:generator>LibreOffice/4.0.2.2$Linux_X86_64 LibreOffice_project/400m0$Build-2</meta:generator>
    <meta:document-statistic meta:table-count="1" meta:cell-count="1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55cm" svg:y="0.316cm" chart:style-name="ch2">
          <text:p>Comparison - Fibonacci and Binary Heap</text:p>
        </chart:title>
        <chart:subtitle svg:x="7.44cm" svg:y="1.275cm" chart:style-name="ch3">
          <text:p>Insert</text:p>
        </chart:subtitle>
        <chart:legend chart:legend-position="end" svg:x="11.666cm" svg:y="3.952cm" style:legend-expansion="high" chart:style-name="ch4"/>
        <chart:plot-area chart:style-name="ch5" table:cell-range-address="Sheet1.D17:Sheet1.E24 Sheet1.N17:Sheet1.N24" chart:data-source-has-labels="both" svg:x="1.331cm" svg:y="2.318cm" svg:width="9.695cm" svg:height="5.521cm">
          <chartooo:coordinate-region svg:x="3.17cm" svg:y="2.517cm" svg:width="7.113cm" svg:height="4.277cm"/>
          <chart:axis chart:dimension="x" chart:name="primary-x" chart:style-name="ch6" chartooo:axis-type="auto">
            <chartooo:date-scale/>
            <chart:title svg:x="4.824cm" svg:y="8.019cm" chart:style-name="ch7">
              <text:p>Elements inserted</text:p>
            </chart:title>
            <chart:categories table:cell-range-address="Sheet1.D18:Sheet1.D24"/>
          </chart:axis>
          <chart:axis chart:dimension="y" chart:name="primary-y" chart:style-name="ch8">
            <chart:title svg:x="0.451cm" svg:y="5.717cm" chart:style-name="ch9">
              <text:p>Time (s)</text:p>
            </chart:title>
            <chart:grid chart:style-name="ch10" chart:class="major"/>
          </chart:axis>
          <chart:series chart:style-name="ch11" chart:values-cell-range-address="Sheet1.E18:Sheet1.E24" chart:label-cell-address="Sheet1.E17:Sheet1.E17" chart:class="chart:line">
            <chart:data-point chart:repeated="7"/>
          </chart:series>
          <chart:series chart:style-name="ch12" chart:values-cell-range-address="Sheet1.N18:Sheet1.N24" chart:label-cell-address="Sheet1.N17:Sheet1.N17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 binary</text:p>
                <draw:g>
                  <svg:desc>Sheet1.E17:Sheet1.E17</svg:desc>
                </draw:g>
              </table:table-cell>
              <table:table-cell office:value-type="string">
                <text:p>avg insert fibonacci</text:p>
                <draw:g>
                  <svg:desc>Sheet1.N17:Sheet1.N1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18:Sheet1.D24</svg:desc>
                </draw:g>
              </table:table-cell>
              <table:table-cell office:value-type="float" office:value="0.00000164872">
                <text:p>0.00000164872</text:p>
                <draw:g>
                  <svg:desc>Sheet1.E18:Sheet1.E24</svg:desc>
                </draw:g>
              </table:table-cell>
              <table:table-cell office:value-type="float" office:value="0.00000059716">
                <text:p>0.00000059716</text:p>
                <draw:g>
                  <svg:desc>Sheet1.N18:Sheet1.N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36912916666667">
                <text:p>0.0000236912916666667</text:p>
              </table:table-cell>
              <table:table-cell office:value-type="float" office:value="0.00000342375510204082">
                <text:p>0.000003423755102040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60326632653061">
                <text:p>0.000260326632653061</text:p>
              </table:table-cell>
              <table:table-cell office:value-type="float" office:value="0.0000421510833333333">
                <text:p>0.00004215108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4728156">
                <text:p>0.0034728156</text:p>
              </table:table-cell>
              <table:table-cell office:value-type="float" office:value="0.00055876272">
                <text:p>0.0005587627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1341078">
                <text:p>0.041341078</text:p>
              </table:table-cell>
              <table:table-cell office:value-type="float" office:value="0.0056683772">
                <text:p>0.005668377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934127">
                <text:p>0.4934127</text:p>
              </table:table-cell>
              <table:table-cell office:value-type="float" office:value="0.06100332">
                <text:p>0.0610033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5171698">
                <text:p>5.5171698</text:p>
              </table:table-cell>
              <table:table-cell office:value-type="float" office:value="0.60701966">
                <text:p>0.60701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55cm" svg:y="0.316cm" chart:style-name="ch2">
          <text:p>Comparison - Fibonacci and Binary Heap</text:p>
        </chart:title>
        <chart:subtitle svg:x="7.44cm" svg:y="1.275cm" chart:style-name="ch3">
          <text:p>Insert</text:p>
        </chart:subtitle>
        <chart:legend chart:legend-position="end" svg:x="11.666cm" svg:y="3.952cm" style:legend-expansion="high" chart:style-name="ch4"/>
        <chart:plot-area chart:style-name="ch5" table:cell-range-address="Sheet1.D18:Sheet1.E24 Sheet1.E17:Sheet1.E17 Sheet1.N17:Sheet1.N24" chart:data-source-has-labels="both" svg:x="1.331cm" svg:y="2.318cm" svg:width="9.695cm" svg:height="5.521cm">
          <chartooo:coordinate-region svg:x="3.17cm" svg:y="2.517cm" svg:width="7.113cm" svg:height="4.277cm"/>
          <chart:axis chart:dimension="x" chart:name="primary-x" chart:style-name="ch6" chartooo:axis-type="auto">
            <chartooo:date-scale/>
            <chart:title svg:x="4.824cm" svg:y="8.019cm" chart:style-name="ch7">
              <text:p>Elements inserted</text:p>
            </chart:title>
            <chart:categories table:cell-range-address="Sheet1.D18:Sheet1.D24"/>
          </chart:axis>
          <chart:axis chart:dimension="y" chart:name="primary-y" chart:style-name="ch8">
            <chart:title svg:x="0.451cm" svg:y="5.717cm" chart:style-name="ch9">
              <text:p>Time (s)</text:p>
            </chart:title>
            <chart:grid chart:style-name="ch10" chart:class="major"/>
          </chart:axis>
          <chart:series chart:style-name="ch11" chart:values-cell-range-address="Sheet1.E18:Sheet1.E24" chart:label-cell-address="Sheet1.E17:Sheet1.E17" chart:class="chart:line">
            <chart:data-point chart:repeated="7"/>
          </chart:series>
          <chart:series chart:style-name="ch12" chart:values-cell-range-address="Sheet1.N18:Sheet1.N24" chart:label-cell-address="Sheet1.N17:Sheet1.N17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 binary</text:p>
                <draw:g>
                  <svg:desc>Sheet1.E17:Sheet1.E17</svg:desc>
                </draw:g>
              </table:table-cell>
              <table:table-cell office:value-type="string">
                <text:p>avg insert fibonacci</text:p>
                <draw:g>
                  <svg:desc>Sheet1.N17:Sheet1.N1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18:Sheet1.D24</svg:desc>
                </draw:g>
              </table:table-cell>
              <table:table-cell office:value-type="float" office:value="0.00000164872">
                <text:p>0.00000164872</text:p>
                <draw:g>
                  <svg:desc>Sheet1.E18:Sheet1.E24</svg:desc>
                </draw:g>
              </table:table-cell>
              <table:table-cell office:value-type="float" office:value="0.00000059716">
                <text:p>0.00000059716</text:p>
                <draw:g>
                  <svg:desc>Sheet1.N18:Sheet1.N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36912916666667">
                <text:p>0.0000236912916666667</text:p>
              </table:table-cell>
              <table:table-cell office:value-type="float" office:value="0.00000342375510204082">
                <text:p>0.000003423755102040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60326632653061">
                <text:p>0.000260326632653061</text:p>
              </table:table-cell>
              <table:table-cell office:value-type="float" office:value="0.0000421510833333333">
                <text:p>0.00004215108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4728156">
                <text:p>0.0034728156</text:p>
              </table:table-cell>
              <table:table-cell office:value-type="float" office:value="0.00055876272">
                <text:p>0.0005587627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1341078">
                <text:p>0.041341078</text:p>
              </table:table-cell>
              <table:table-cell office:value-type="float" office:value="0.0056683772">
                <text:p>0.005668377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934127">
                <text:p>0.4934127</text:p>
              </table:table-cell>
              <table:table-cell office:value-type="float" office:value="0.06100332">
                <text:p>0.0610033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5171698">
                <text:p>5.5171698</text:p>
              </table:table-cell>
              <table:table-cell office:value-type="float" office:value="0.60701966">
                <text:p>0.607019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